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191919" draw:marker-start-width="0.5cm" draw:marker-end-width="0.5cm" draw:fill="solid" draw:fill-color="#ffffff" draw:textarea-horizontal-align="justify" draw:textarea-vertical-align="middle" draw:auto-grow-height="false" fo:min-height="5.662cm" fo:min-width="5.412cm" fo:padding-top="0.175cm" fo:padding-bottom="0.175cm" fo:padding-left="0.3cm" fo:padding-right="0.3cm"/>
    </style:style>
    <style:style style:name="gr2" style:family="graphic" style:parent-style-name="standard">
      <style:graphic-properties draw:stroke="solid" draw:stroke-dash="Fine_20_Dashed" svg:stroke-color="#191919" draw:fill="solid" draw:fill-color="#ffffff" draw:textarea-horizontal-align="justify" draw:textarea-vertical-align="middle" draw:auto-grow-height="false" fo:min-height="5.054cm" fo:min-width="4.804cm"/>
    </style:style>
    <style:style style:name="gr3" style:family="graphic" style:parent-style-name="standard">
      <style:graphic-properties draw:stroke="solid" draw:stroke-dash="Fine_20_Dashed" svg:stroke-color="#191919" draw:fill="solid" draw:fill-color="#ffffff" draw:textarea-horizontal-align="justify" draw:textarea-vertical-align="middle" draw:auto-grow-height="false" fo:min-height="4.7cm" fo:min-width="4.45cm"/>
    </style:style>
    <style:style style:name="gr4" style:family="graphic" style:parent-style-name="standard">
      <style:graphic-properties draw:stroke="solid" draw:stroke-dash="Fine_20_Dashed" svg:stroke-color="#191919" draw:fill="solid" draw:fill-color="#ffffff" draw:textarea-horizontal-align="justify" draw:textarea-vertical-align="middle" draw:auto-grow-height="false" fo:min-height="3.994cm" fo:min-width="3.744cm"/>
    </style:style>
    <style:style style:name="gr5" style:family="graphic" style:parent-style-name="standard">
      <style:graphic-properties svg:stroke-color="#191919" draw:fill="solid" draw:fill-color="#ffffff" draw:textarea-horizontal-align="justify" draw:textarea-vertical-align="middle" draw:auto-grow-height="false" fo:min-height="0.246cm" fo:min-width="0cm"/>
    </style:style>
    <style:style style:name="gr6" style:family="graphic" style:parent-style-name="standard">
      <style:graphic-properties draw:stroke="none" draw:fill="solid" draw:fill-color="#191919" draw:textarea-horizontal-align="justify" draw:textarea-vertical-align="middle" draw:auto-grow-height="false" fo:min-height="0.066cm" fo:min-width="0cm" draw:shadow="hidden"/>
    </style:style>
    <style:style style:name="gr7" style:family="graphic" style:parent-style-name="standard">
      <style:graphic-properties svg:stroke-width="0.05cm" svg:stroke-color="#191919" draw:marker-start-width="0.355cm" draw:marker-end-width="0.35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solid" draw:fill-color="#191919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draw:stroke="none" svg:stroke-width="0.05cm" svg:stroke-color="#191919" draw:marker-start-width="0.355cm" draw:marker-end-width="0.355cm" draw:fill="solid" draw:fill-color="#191919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191919" draw:textarea-horizontal-align="justify" draw:textarea-vertical-align="middle" draw:auto-grow-height="false" fo:min-height="1.972cm" fo:min-width="1cm"/>
    </style:style>
    <style:style style:name="gr11" style:family="graphic" style:parent-style-name="standard">
      <style:graphic-properties draw:stroke="none" svg:stroke-color="#000000" draw:fill="none" draw:fill-color="#ffffff" fo:min-height="0.48cm"/>
      <style:paragraph-properties style:writing-mode="lr-tb"/>
    </style:style>
    <style:style style:name="gr12" style:family="graphic" style:parent-style-name="objectwithoutfill">
      <style:graphic-properties draw:stroke="dash" draw:stroke-dash="Dashed_20__28_var_29_" svg:stroke-width="0cm" svg:stroke-color="#191919" draw:marker-start-width="0.215cm" draw:marker-end-width="0.215cm" draw:fill="none" draw:textarea-vertical-align="middle" fo:padding-top="0.125cm" fo:padding-bottom="0.125cm" fo:padding-left="0.25cm" fo:padding-right="0.2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19191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Sans2"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Liberation Sans2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8.5cm" svg:x="6.25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5cm" svg:height="7.5cm" svg:x="6.7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cm" svg:height="7cm" svg:x="7cm" svg:y="1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cm" svg:height="6cm" svg:x="7.5cm" svg:y="1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0.7cm" svg:height="0.7cm" svg:x="9.05cm" svg:y="12.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9.15cm" svg:y="12.2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1.25cm" svg:y="16.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1.35cm" svg:y="17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1.25cm" svg:y="12.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1.35cm" svg:y="12.2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9.05cm" svg:y="16.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9.15cm" svg:y="17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7.751cm" svg:y="15.60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7.851cm" svg:y="15.70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2.551cm" svg:y="15.60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2.651cm" svg:y="15.701cm" svg:viewBox="0 0 501 501" svg:d="M250 100c-85 0-150 65-150 150s65 150 150 150 150-65 150-150-65-150-150-150zM125 0h250l126 250-126 251h-250l-125-251z">
            <text:p/>
          </draw:path>
        </draw:g>
        <draw:custom-shape draw:style-name="gr7" draw:text-style-name="P1" draw:layer="layout" svg:width="0.3cm" svg:height="0.3cm" svg:x="10.35cm" svg:y="13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cm" svg:height="0.3cm" svg:x="10.35cm" svg:y="11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2" draw:layer="layout" svg:width="1cm" svg:height="1cm" draw:transform="rotate (0.523598775598299) translate (5.703cm 17.04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0.523598775598299) translate (13.931cm 12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cm" svg:height="1cm" draw:transform="rotate (1.0471975511966) translate (7.443cm 19.14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0471975511966) translate (12.194cm 10.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cm" svg:height="1cm" draw:transform="rotate (2.0943951023932) translate (12.693cm 19.64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2.0943951023932) translate (7.944cm 11.4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cm" svg:height="1cm" draw:transform="rotate (2.61799387799149) translate (14.798cm 17.90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2.61799387799149) translate (6.571cm 13.1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2cm" svg:height="1.2cm" svg:x="8.4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cm" svg:height="1.2cm" svg:x="11.3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0.7cm" svg:height="0.7cm" svg:x="10.15cm" svg:y="14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0.25cm" svg:y="14.6cm" svg:viewBox="0 0 501 501" svg:d="M250 100c-85 0-150 65-150 150s65 150 150 150 150-65 150-150-65-150-150-150zM125 0h250l126 250-126 251h-250l-125-251z">
            <text:p/>
          </draw:path>
        </draw:g>
        <draw:custom-shape draw:style-name="gr7" draw:text-style-name="P1" draw:layer="layout" svg:width="0.3cm" svg:height="0.3cm" svg:x="8.9cm" svg:y="13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0.7cm" svg:height="0.7cm" svg:x="12.55cm" svg:y="13.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2.65cm" svg:y="13.5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7.75cm" svg:y="13.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7.85cm" svg:y="13.5cm" svg:viewBox="0 0 501 501" svg:d="M250 100c-85 0-150 65-150 150s65 150 150 150 150-65 150-150-65-150-150-150zM125 0h250l126 250-126 251h-250l-125-251z">
            <text:p/>
          </draw:path>
        </draw:g>
        <draw:custom-shape draw:style-name="gr7" draw:text-style-name="P1" draw:layer="layout" svg:width="0.3cm" svg:height="0.3cm" svg:x="11.8cm" svg:y="13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0.7cm" svg:height="0.7cm" svg:x="2.65cm" svg:y="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2.75cm" svg:y="7.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2.65cm" svg:y="2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2.75cm" svg:y="22.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2.65cm" svg:y="14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2.75cm" svg:y="14.6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7.65cm" svg:y="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7.75cm" svg:y="7.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7.65cm" svg:y="2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7.75cm" svg:y="22.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7.65cm" svg:y="14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7.75cm" svg:y="14.6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0.15cm" svg:y="22.00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0.25cm" svg:y="22.10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0.15cm" svg:y="7.00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0.25cm" svg:y="7.101cm" svg:viewBox="0 0 501 501" svg:d="M250 100c-85 0-150 65-150 150s65 150 150 150 150-65 150-150-65-150-150-150zM125 0h250l126 250-126 251h-250l-125-251z">
            <text:p/>
          </draw:path>
        </draw:g>
        <draw:g>
          <draw:g>
            <draw:custom-shape draw:style-name="gr7" draw:text-style-name="P1" draw:layer="layout" svg:width="0.3cm" svg:height="0.3cm" svg:x="10.35cm" svg:y="12.7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2" draw:layer="layout" svg:width="1.5cm" svg:height="2.984cm" svg:x="9.75cm" svg:y="10.75cm" svg:viewBox="0 0 1501 2985" svg:d="M1001 2185c0-44-12-88-34-126s-53-69-91-91-82-34-125-34c-44 0-88 12-126 34s-69 53-91 91-34 82-34 126c0 43 12 87 34 125s53 69 91 91 82 34 126 34c43 0 87-12 125-34s69-53 91-91 34-82 34-125zM1001 935c0-44-12-88-34-126s-53-69-91-91-82-34-125-34c-44 0-88 12-126 34s-69 53-91 91-34 82-34 126c0 43 12 87 34 125s53 69 91 91 82 34 126 34c43 0 87-12 125-34s69-53 91-91 34-82 34-125zM0 2222v-2222h1500v2196c1 13 1 26 1 39 0 131-35 261-101 375-65 114-160 209-274 274-114 66-244 101-375 101-132 0-262-35-376-101-114-65-209-160-274-274-66-114-101-244-101-375 0-5 0-9 0-13z">
              <text:p/>
            </draw:path>
            <draw:custom-shape draw:style-name="gr7" draw:text-style-name="P1" draw:layer="layout" svg:width="0.3cm" svg:height="0.3cm" svg:x="10.35cm" svg:y="11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" draw:layer="layout" svg:width="0.3cm" svg:height="0.3cm" svg:x="10.35cm" svg:y="16.651cm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2" draw:layer="layout" svg:width="1.5cm" svg:height="2.984cm" draw:transform="rotate (-3.14159265358979) translate (11.251cm 18.985cm)" svg:viewBox="0 0 1501 2985" svg:d="M500 2185c0-44 12-88 34-126s53-69 91-91 82-34 126-34c43 0 87 12 125 34s69 53 91 91 34 82 34 126c0 43-12 87-34 125s-53 69-91 91-82 34-125 34c-44 0-88-12-126-34s-69-53-91-91-34-82-34-125zM500 935c0-44 12-88 34-126s53-69 91-91 82-34 126-34c43 0 87 12 125 34s69 53 91 91 34 82 34 126c0 43-12 87-34 125s-53 69-91 91-82 34-125 34c-44 0-88-12-126-34s-69-53-91-91-34-82-34-125zM1501 2222v-2222h-1500v2196c-1 13-1 26-1 39 0 131 35 261 101 375 65 114 160 209 274 274 114 66 244 101 376 101 131 0 261-35 375-101 114-65 209-160 274-274 66-114 101-244 101-375 0-5 0-9 0-13z">
              <text:p/>
            </draw:path>
            <draw:custom-shape draw:style-name="gr7" draw:text-style-name="P1" draw:layer="layout" svg:width="0.3cm" svg:height="0.3cm" svg:x="10.35cm" svg:y="17.901cm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7" draw:text-style-name="P1" draw:layer="layout" svg:width="0.3cm" svg:height="0.3cm" draw:transform="rotate (1.5707963267949) translate (8.415cm 15.01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2" draw:layer="layout" svg:width="1.5cm" svg:height="2.984cm" draw:transform="rotate (1.5707963267949) translate (6.381cm 15.619cm)" svg:viewBox="0 0 1501 2985" svg:d="M1001 2185c0-44-12-88-34-126s-53-69-91-91-82-34-125-34c-44 0-88 12-126 34s-69 53-91 91-34 82-34 126c0 43 12 87 34 125s53 69 91 91 82 34 126 34c43 0 87-12 125-34s69-53 91-91 34-82 34-125zM1001 935c0-44-12-88-34-126s-53-69-91-91-82-34-125-34c-44 0-88 12-126 34s-69 53-91 91-34 82-34 126c0 43 12 87 34 125s53 69 91 91 82 34 126 34c43 0 87-12 125-34s69-53 91-91 34-82 34-125zM0 2222v-2222h1500v2196c1 13 1 26 1 39 0 131-35 261-101 375-65 114-160 209-274 274-114 66-244 101-375 101-132 0-262-35-376-101-114-65-209-160-274-274-66-114-101-244-101-375 0-5 0-9 0-13z">
              <text:p/>
            </draw:path>
            <draw:custom-shape draw:style-name="gr7" draw:text-style-name="P1" draw:layer="layout" svg:width="0.3cm" svg:height="0.3cm" draw:transform="rotate (1.5707963267949) translate (7.165cm 15.01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" draw:layer="layout" svg:width="0.3cm" svg:height="0.3cm" draw:transform="rotate (-1.5707963267949) translate (12.582cm 14.71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2" draw:layer="layout" svg:width="1.5cm" svg:height="2.984cm" draw:transform="rotate (-1.5707963267949) translate (14.616cm 14.118cm)" svg:viewBox="0 0 1501 2985" svg:d="M500 2185c0-44 12-88 34-126s53-69 91-91 82-34 126-34c43 0 87 12 125 34s69 53 91 91 34 82 34 126c0 43-12 87-34 125s-53 69-91 91-82 34-125 34c-44 0-88-12-126-34s-69-53-91-91-34-82-34-125zM500 935c0-44 12-88 34-126s53-69 91-91 82-34 126-34c43 0 87 12 125 34s69 53 91 91 34 82 34 126c0 43-12 87-34 125s-53 69-91 91-82 34-125 34c-44 0-88-12-126-34s-69-53-91-91-34-82-34-125zM1501 2222v-2222h-1500v2196c-1 13-1 26-1 39 0 131 35 261 101 375 65 114 160 209 274 274 114 66 244 101 375 101 132 0 262-35 376-101 114-65 209-160 274-274 66-114 101-244 101-375 0-5 0-9 0-13z">
              <text:p/>
            </draw:path>
            <draw:custom-shape draw:style-name="gr7" draw:text-style-name="P1" draw:layer="layout" svg:width="0.3cm" svg:height="0.3cm" draw:transform="rotate (-1.5707963267949) translate (13.832cm 14.71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2" draw:style-name="dp1" draw:master-page-name="Default">
        <draw:custom-shape draw:style-name="gr1" draw:text-style-name="P1" draw:layer="layout" svg:width="8.5cm" svg:height="8.5cm" svg:x="6.25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5cm" svg:height="7.5cm" svg:x="6.7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cm" svg:height="7cm" svg:x="7cm" svg:y="1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cm" svg:height="6cm" svg:x="7.5cm" svg:y="1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0.7cm" svg:height="0.7cm" svg:x="9.05cm" svg:y="12.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9.15cm" svg:y="12.2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1.25cm" svg:y="16.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1.35cm" svg:y="17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1.25cm" svg:y="12.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1.35cm" svg:y="12.2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9.05cm" svg:y="16.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9.15cm" svg:y="17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7.751cm" svg:y="15.60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7.851cm" svg:y="15.70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2.551cm" svg:y="15.60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2.651cm" svg:y="15.701cm" svg:viewBox="0 0 501 501" svg:d="M250 100c-85 0-150 65-150 150s65 150 150 150 150-65 150-150-65-150-150-150zM125 0h250l126 250-126 251h-250l-125-251z">
            <text:p/>
          </draw:path>
        </draw:g>
        <draw:custom-shape draw:style-name="gr7" draw:text-style-name="P1" draw:layer="layout" svg:width="0.3cm" svg:height="0.3cm" svg:x="10.35cm" svg:y="13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cm" svg:height="0.3cm" svg:x="10.35cm" svg:y="11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2" draw:layer="layout" svg:width="1cm" svg:height="1cm" draw:transform="rotate (0.523598775598299) translate (5.703cm 17.04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0471975511966) translate (7.443cm 19.14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0471975511966) translate (12.194cm 10.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cm" svg:height="1cm" draw:transform="rotate (2.0943951023932) translate (12.693cm 19.64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2.0943951023932) translate (7.944cm 11.4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cm" svg:height="1cm" draw:transform="rotate (2.61799387799149) translate (14.798cm 17.90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cm" svg:height="1.2cm" svg:x="8.4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cm" svg:height="1.2cm" svg:x="11.3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0.7cm" svg:height="0.7cm" svg:x="10.15cm" svg:y="14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0.25cm" svg:y="14.6cm" svg:viewBox="0 0 501 501" svg:d="M250 100c-85 0-150 65-150 150s65 150 150 150 150-65 150-150-65-150-150-150zM125 0h250l126 250-126 251h-250l-125-251z">
            <text:p/>
          </draw:path>
        </draw:g>
        <draw:custom-shape draw:style-name="gr7" draw:text-style-name="P1" draw:layer="layout" svg:width="0.3cm" svg:height="0.3cm" svg:x="8.9cm" svg:y="13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0.7cm" svg:height="0.7cm" svg:x="12.55cm" svg:y="13.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2.65cm" svg:y="13.5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7.75cm" svg:y="13.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7.85cm" svg:y="13.5cm" svg:viewBox="0 0 501 501" svg:d="M250 100c-85 0-150 65-150 150s65 150 150 150 150-65 150-150-65-150-150-150zM125 0h250l126 250-126 251h-250l-125-251z">
            <text:p/>
          </draw:path>
        </draw:g>
        <draw:custom-shape draw:style-name="gr7" draw:text-style-name="P1" draw:layer="layout" svg:width="0.3cm" svg:height="0.3cm" svg:x="11.8cm" svg:y="13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0.7cm" svg:height="0.7cm" svg:x="2.65cm" svg:y="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2.75cm" svg:y="7.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2.65cm" svg:y="2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2.75cm" svg:y="22.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2.65cm" svg:y="14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2.75cm" svg:y="14.6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7.65cm" svg:y="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7.75cm" svg:y="7.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7.65cm" svg:y="2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7.75cm" svg:y="22.1cm" svg:viewBox="0 0 501 501" svg:d="M250 100c-85 0-150 65-150 150s65 150 150 150 150-65 150-150-65-150-150-150zM125 0h250l126 250-126 251h-250l-125-251z">
            <text:p/>
          </draw:path>
        </draw:g>
        <draw:g>
          <draw:custom-shape draw:style-name="gr5" draw:text-style-name="P1" draw:layer="layout" svg:width="0.7cm" svg:height="0.7cm" svg:x="17.65cm" svg:y="14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0.5cm" svg:height="0.5cm" svg:x="17.75cm" svg:y="14.6cm" svg:viewBox="0 0 501 501" svg:d="M250 100c-85 0-150 65-150 150s65 150 150 150 150-65 150-150-65-150-150-150zM125 0h250l126 250-126 251h-250l-125-251z">
            <text:p/>
          </draw:path>
        </draw:g>
        <draw:g>
          <draw:g>
            <draw:custom-shape draw:style-name="gr7" draw:text-style-name="P1" draw:layer="layout" svg:width="0.3cm" svg:height="0.3cm" svg:x="10.35cm" svg:y="12.7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2" draw:layer="layout" svg:width="1.5cm" svg:height="2.984cm" svg:x="9.75cm" svg:y="10.75cm" svg:viewBox="0 0 1501 2985" svg:d="M1001 2185c0-44-12-88-34-126s-53-69-91-91-82-34-125-34c-44 0-88 12-126 34s-69 53-91 91-34 82-34 126c0 43 12 87 34 125s53 69 91 91 82 34 126 34c43 0 87-12 125-34s69-53 91-91 34-82 34-125zM1001 935c0-44-12-88-34-126s-53-69-91-91-82-34-125-34c-44 0-88 12-126 34s-69 53-91 91-34 82-34 126c0 43 12 87 34 125s53 69 91 91 82 34 126 34c43 0 87-12 125-34s69-53 91-91 34-82 34-125zM0 2222v-2222h1500v2196c1 13 1 26 1 39 0 131-35 261-101 375-65 114-160 209-274 274-114 66-244 101-375 101-132 0-262-35-376-101-114-65-209-160-274-274-66-114-101-244-101-375 0-5 0-9 0-13z">
              <text:p/>
            </draw:path>
            <draw:custom-shape draw:style-name="gr7" draw:text-style-name="P1" draw:layer="layout" svg:width="0.3cm" svg:height="0.3cm" svg:x="10.35cm" svg:y="11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" draw:layer="layout" svg:width="0.3cm" svg:height="0.3cm" svg:x="10.35cm" svg:y="16.651cm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2" draw:layer="layout" svg:width="1.5cm" svg:height="2.984cm" draw:transform="rotate (-3.14159265358979) translate (11.251cm 18.985cm)" svg:viewBox="0 0 1501 2985" svg:d="M500 2185c0-44 12-88 34-126s53-69 91-91 82-34 126-34c43 0 87 12 125 34s69 53 91 91 34 82 34 126c0 43-12 87-34 125s-53 69-91 91-82 34-125 34c-44 0-88-12-126-34s-69-53-91-91-34-82-34-125zM500 935c0-44 12-88 34-126s53-69 91-91 82-34 126-34c43 0 87 12 125 34s69 53 91 91 34 82 34 126c0 43-12 87-34 125s-53 69-91 91-82 34-125 34c-44 0-88-12-126-34s-69-53-91-91-34-82-34-125zM1501 2222v-2222h-1500v2196c-1 13-1 26-1 39 0 131 35 261 101 375 65 114 160 209 274 274 114 66 244 101 376 101 131 0 261-35 375-101 114-65 209-160 274-274 66-114 101-244 101-375 0-5 0-9 0-13z">
              <text:p/>
            </draw:path>
            <draw:custom-shape draw:style-name="gr7" draw:text-style-name="P1" draw:layer="layout" svg:width="0.3cm" svg:height="0.3cm" svg:x="10.35cm" svg:y="17.901cm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7" draw:text-style-name="P1" draw:layer="layout" svg:width="0.3cm" svg:height="0.3cm" draw:transform="rotate (1.5707963267949) translate (8.415cm 15.01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2" draw:layer="layout" svg:width="1.5cm" svg:height="2.984cm" draw:transform="rotate (1.5707963267949) translate (6.381cm 15.619cm)" svg:viewBox="0 0 1501 2985" svg:d="M1001 2185c0-44-12-88-34-126s-53-69-91-91-82-34-125-34c-44 0-88 12-126 34s-69 53-91 91-34 82-34 126c0 43 12 87 34 125s53 69 91 91 82 34 126 34c43 0 87-12 125-34s69-53 91-91 34-82 34-125zM1001 935c0-44-12-88-34-126s-53-69-91-91-82-34-125-34c-44 0-88 12-126 34s-69 53-91 91-34 82-34 126c0 43 12 87 34 125s53 69 91 91 82 34 126 34c43 0 87-12 125-34s69-53 91-91 34-82 34-125zM0 2222v-2222h1500v2196c1 13 1 26 1 39 0 131-35 261-101 375-65 114-160 209-274 274-114 66-244 101-375 101-132 0-262-35-376-101-114-65-209-160-274-274-66-114-101-244-101-375 0-5 0-9 0-13z">
              <text:p/>
            </draw:path>
            <draw:custom-shape draw:style-name="gr7" draw:text-style-name="P1" draw:layer="layout" svg:width="0.3cm" svg:height="0.3cm" draw:transform="rotate (1.5707963267949) translate (7.165cm 15.01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" draw:layer="layout" svg:width="0.3cm" svg:height="0.3cm" draw:transform="rotate (-1.5707963267949) translate (12.582cm 14.71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2" draw:layer="layout" svg:width="1.5cm" svg:height="2.984cm" draw:transform="rotate (-1.5707963267949) translate (14.616cm 14.118cm)" svg:viewBox="0 0 1501 2985" svg:d="M500 2185c0-44 12-88 34-126s53-69 91-91 82-34 126-34c43 0 87 12 125 34s69 53 91 91 34 82 34 126c0 43-12 87-34 125s-53 69-91 91-82 34-125 34c-44 0-88-12-126-34s-69-53-91-91-34-82-34-125zM500 935c0-44 12-88 34-126s53-69 91-91 82-34 126-34c43 0 87 12 125 34s69 53 91 91 34 82 34 126c0 43-12 87-34 125s-53 69-91 91-82 34-125 34c-44 0-88-12-126-34s-69-53-91-91-34-82-34-125zM1501 2222v-2222h-1500v2196c-1 13-1 26-1 39 0 131 35 261 101 375 65 114 160 209 274 274 114 66 244 101 375 101 132 0 262-35 376-101 114-65 209-160 274-274 66-114 101-244 101-375 0-5 0-9 0-13z">
              <text:p/>
            </draw:path>
            <draw:custom-shape draw:style-name="gr7" draw:text-style-name="P1" draw:layer="layout" svg:width="0.3cm" svg:height="0.3cm" draw:transform="rotate (-1.5707963267949) translate (13.832cm 14.71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1" draw:text-style-name="P4" draw:layer="layout" svg:width="8.5cm" svg:height="0.73cm" svg:x="6.25cm" svg:y="7.101cm">
          <draw:text-box>
            <text:p text:style-name="P3"><text:span text:style-name="T1">8,5 cm</text:span></text:p>
          </draw:text-box>
        </draw:frame>
        <draw:line draw:style-name="gr12" draw:text-style-name="P5" draw:layer="layout" svg:x1="6.25cm" svg:y1="7.851cm" svg:x2="14.75cm" svg:y2="7.851cm">
          <text:p/>
        </draw:line>
        <draw:line draw:style-name="gr12" draw:text-style-name="P5" draw:layer="layout" svg:x1="6.25cm" svg:y1="7.851cm" svg:x2="6.25cm" svg:y2="14.851cm">
          <text:p/>
        </draw:line>
        <draw:line draw:style-name="gr12" draw:text-style-name="P5" draw:layer="layout" svg:x1="14.75cm" svg:y1="7.851cm" svg:x2="14.75cm" svg:y2="14.85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8:25:24.244357392</meta:creation-date>
    <dc:date>2022-09-19T22:04:28.131973064</dc:date>
    <meta:editing-duration>PT7H49M50S</meta:editing-duration>
    <meta:editing-cycles>112</meta:editing-cycles>
    <meta:generator>LibreOffice/6.4.7.2$Linux_X86_64 LibreOffice_project/40$Build-2</meta:generator>
    <meta:document-statistic meta:object-count="170"/>
  </office:meta>
</office:document-meta>
</file>